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b539" officeooo:paragraph-rsid="0004b539"/>
    </style:style>
    <style:style style:name="P2" style:family="paragraph" style:parent-style-name="Standard">
      <style:text-properties fo:color="#ce181e" officeooo:rsid="0004b539" officeooo:paragraph-rsid="0004b539"/>
    </style:style>
    <style:style style:name="P3" style:family="paragraph" style:parent-style-name="Standard">
      <style:text-properties fo:color="#111111" officeooo:rsid="0004b539" officeooo:paragraph-rsid="0004b539"/>
    </style:style>
    <style:style style:name="T1" style:family="text">
      <style:text-properties fo:color="#fff200"/>
    </style:style>
    <style:style style:name="T2" style:family="text">
      <style:text-properties fo:color="#00864b"/>
    </style:style>
    <style:style style:name="T3" style:family="text">
      <style:text-properties fo:color="#ef4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init</text:p>
      <text:p text:style-name="P1"/>
      <text:p text:style-name="P1">git add . </text:p>
      <text:p text:style-name="P1"/>
      <text:p text:style-name="P1">git commit -m “ &lt;commit name&gt; ”</text:p>
      <text:p text:style-name="P1"/>
      <text:p text:style-name="P1">git add origin &lt;remote url&gt;</text:p>
      <text:p text:style-name="P1"/>
      <text:p text:style-name="P2">incase already remote repository included then <text:span text:style-name="T3">cancel local git repository</text:span></text:p>
      <text:p text:style-name="P2"/>
      <text:p text:style-name="P3">rm -rf .git </text:p>
      <text:p text:style-name="P3"/>
      <text:p text:style-name="P3">git status</text:p>
      <text:p text:style-name="P3"/>
      <text:p text:style-name="P3">git push origin &lt;branch name&gt;//<text:span text:style-name="T2">by default maste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2:50:03.575139393</meta:creation-date>
    <dc:date>2020-08-12T22:54:08.022873284</dc:date>
    <meta:editing-duration>PT4M5S</meta:editing-duration>
    <meta:editing-cycles>1</meta:editing-cycles>
    <meta:document-statistic meta:table-count="0" meta:image-count="0" meta:object-count="0" meta:page-count="1" meta:paragraph-count="8" meta:word-count="39" meta:character-count="220" meta:non-whitespace-character-count="187"/>
    <meta:generator>LibreOffice/6.0.7.3$Linux_X86_64 LibreOffice_project/00m0$Build-3</meta:generator>
  </office:meta>
</office:document-meta>
</file>